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7982" officeooo:paragraph-rsid="00007982"/>
    </style:style>
    <style:style style:name="P2" style:family="paragraph" style:parent-style-name="Standard">
      <style:paragraph-properties fo:line-height="115%" fo:text-align="start" style:justify-single-word="false"/>
      <style:text-properties officeooo:rsid="00007982" officeooo:paragraph-rsid="00007982"/>
    </style:style>
    <style:style style:name="P3" style:family="paragraph" style:parent-style-name="Standard">
      <style:paragraph-properties fo:text-align="center" style:justify-single-word="false"/>
      <style:text-properties fo:font-size="16pt" officeooo:rsid="00007982" officeooo:paragraph-rsid="00007982" style:font-size-asian="16pt" style:font-size-complex="16pt"/>
    </style:style>
    <style:style style:name="P4" style:family="paragraph" style:parent-style-name="Standard">
      <style:paragraph-properties fo:line-height="115%" fo:text-align="start" style:justify-single-word="false"/>
      <style:text-properties fo:font-size="14pt" officeooo:rsid="0000f92c" officeooo:paragraph-rsid="0000f92c" style:font-size-asian="12.25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font-size="14pt" fo:font-style="normal" officeooo:rsid="0000f92c" officeooo:paragraph-rsid="0000f92c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ize="14pt" fo:font-weight="normal" officeooo:rsid="0000f92c" officeooo:paragraph-rsid="0000f92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ize="14pt" fo:font-weight="normal" officeooo:rsid="00015cd5" officeooo:paragraph-rsid="00015cd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ize="14pt" fo:font-weight="normal" officeooo:rsid="0002e377" officeooo:paragraph-rsid="0002e37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size="14pt" fo:font-weight="normal" officeooo:rsid="0004ca0c" officeooo:paragraph-rsid="0004ca0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size="14pt" style:text-underline-style="none" fo:font-weight="normal" officeooo:rsid="00063092" officeooo:paragraph-rsid="0006309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officeooo:rsid="00063092" officeooo:paragraph-rsid="00063092"/>
    </style:style>
    <style:style style:name="P12" style:family="paragraph" style:parent-style-name="Standard">
      <style:paragraph-properties fo:line-height="115%" fo:text-align="start" style:justify-single-word="false"/>
      <style:text-properties officeooo:rsid="000766f9" officeooo:paragraph-rsid="000766f9"/>
    </style:style>
    <style:style style:name="P13" style:family="paragraph" style:parent-style-name="Standard">
      <style:paragraph-properties fo:line-height="115%" fo:text-align="start" style:justify-single-word="false"/>
      <style:text-properties officeooo:rsid="0009469e" officeooo:paragraph-rsid="0009469e"/>
    </style:style>
    <style:style style:name="P14" style:family="paragraph" style:parent-style-name="Standard">
      <style:paragraph-properties fo:line-height="115%" fo:text-align="start" style:justify-single-word="false"/>
      <style:text-properties officeooo:rsid="0009c461" officeooo:paragraph-rsid="0009c461"/>
    </style:style>
    <style:style style:name="P15" style:family="paragraph" style:parent-style-name="Standard" style:list-style-name="L1">
      <style:paragraph-properties fo:line-height="115%" fo:text-align="start" style:justify-single-word="false"/>
      <style:text-properties fo:font-size="14pt" officeooo:rsid="0000f92c" officeooo:paragraph-rsid="0000f92c" style:font-size-asian="12.25pt" style:font-size-complex="14pt"/>
    </style:style>
    <style:style style:name="P16" style:family="paragraph" style:parent-style-name="Standard" style:list-style-name="L2">
      <style:paragraph-properties fo:line-height="115%" fo:text-align="start" style:justify-single-word="false"/>
      <style:text-properties fo:font-size="14pt" fo:font-weight="normal" officeooo:rsid="0000f92c" officeooo:paragraph-rsid="0000f92c" style:font-size-asian="12.25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line-height="115%" fo:text-align="start" style:justify-single-word="false"/>
      <style:text-properties fo:font-size="14pt" fo:font-weight="normal" officeooo:rsid="0002e377" officeooo:paragraph-rsid="0002e377" style:font-size-asian="12.25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line-height="115%" fo:text-align="start" style:justify-single-word="false"/>
      <style:text-properties fo:font-size="14pt" fo:font-weight="normal" officeooo:rsid="0004ca0c" officeooo:paragraph-rsid="0004ca0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size="14pt" style:text-underline-style="none" fo:font-weight="normal" officeooo:rsid="00063092" officeooo:paragraph-rsid="00063092" style:font-size-asian="12.25pt" style:font-weight-asian="normal" style:font-size-complex="14pt" style:font-weight-complex="normal"/>
    </style:style>
    <style:style style:name="P20" style:family="paragraph" style:parent-style-name="Standard" style:list-style-name="L5">
      <style:paragraph-properties fo:line-height="115%" fo:text-align="start" style:justify-single-word="false"/>
      <style:text-properties fo:font-size="14pt" style:text-underline-style="none" fo:font-weight="normal" officeooo:rsid="00063092" officeooo:paragraph-rsid="00063092" style:font-size-asian="12.25pt" style:font-weight-asian="normal" style:font-size-complex="14pt" style:font-weight-complex="normal"/>
    </style:style>
    <style:style style:name="P21" style:family="paragraph" style:parent-style-name="Standard" style:list-style-name="L6">
      <style:paragraph-properties fo:line-height="115%" fo:text-align="start" style:justify-single-word="false"/>
      <style:text-properties fo:font-size="14pt" style:text-underline-style="none" fo:font-weight="normal" officeooo:rsid="000705ed" officeooo:paragraph-rsid="000705e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size="14pt" style:text-underline-style="none" fo:font-weight="normal" officeooo:rsid="000705ed" officeooo:paragraph-rsid="000705ed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size="14pt" style:text-underline-style="none" fo:font-weight="normal" officeooo:rsid="000766f9" officeooo:paragraph-rsid="000766f9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font-size="14pt" style:text-underline-style="none" fo:font-weight="normal" officeooo:rsid="0009469e" officeooo:paragraph-rsid="0009469e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size="14pt" style:text-underline-style="none" fo:font-weight="normal" officeooo:rsid="0009c461" officeooo:paragraph-rsid="0009c461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fo:font-size="14pt" style:text-underline-style="none" fo:font-weight="bold" officeooo:rsid="000705ed" officeooo:paragraph-rsid="000705ed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size="14pt" style:text-underline-style="none" fo:font-weight="bold" officeooo:rsid="0009469e" officeooo:paragraph-rsid="0009469e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size="14pt" style:text-underline-style="none" fo:font-weight="bold" officeooo:rsid="0009c461" officeooo:paragraph-rsid="0009c461" style:font-size-asian="12.25pt" style:font-weight-asian="bold" style:font-size-complex="14pt" style:font-weight-complex="bold"/>
    </style:style>
    <style:style style:name="T1" style:family="text">
      <style:text-properties officeooo:rsid="0004ca0c"/>
    </style:style>
    <style:style style:name="T2" style:family="text">
      <style:text-properties fo:color="#c9211e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09c461" style:font-size-asian="12.25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s enjeux de la mise en forme</text:p>
      <text:p text:style-name="P1"/>
      <text:p text:style-name="P2">Mettre en forme un document les enjeux :</text:p>
      <text:p text:style-name="P2"/>
      <text:list text:style-name="L1">
        <text:list-item>
          <text:p text:style-name="P15">la lisibilité </text:p>
        </text:list-item>
        <text:list-item>
          <text:p text:style-name="P15">identité</text:p>
        </text:list-item>
        <text:list-item>
          <text:p text:style-name="P15">efficacité</text:p>
        </text:list-item>
      </text:list>
      <text:p text:style-name="P4"/>
      <text:p text:style-name="P5">1) La lisibilité :</text:p>
      <text:p text:style-name="P4"/>
      <text:p text:style-name="P6">définitions :</text:p>
      <text:p text:style-name="P6"><text:s/></text:p>
      <text:p text:style-name="P6">1. qui est aisé à lire, à déchiffrer ; → déchiffrable (= légicble)</text:p>
      <text:p text:style-name="P6">2. Compréhensible, intelligible (=readable)</text:p>
      <text:p text:style-name="P6"/>
      <text:list text:style-name="L2">
        <text:list-item>
          <text:p text:style-name="P16">lisibilité matérielle ou de surface</text:p>
        </text:list-item>
        <text:list-item>
          <text:p text:style-name="P16">lisibilité intellectuelle ou profonde</text:p>
        </text:list-item>
      </text:list>
      <text:p text:style-name="P6"/>
      <text:p text:style-name="P6">2) l’identité :</text:p>
      <text:p text:style-name="P6"/>
      <text:p text:style-name="P7">charte graphique </text:p>
      <text:p text:style-name="P7">ensemble des règles de mise en forme qu’on se fixe et qu’on respecte tout au long d’un document , d’un ensemble de documents.</text:p>
      <text:p text:style-name="P7"/>
      <text:list text:style-name="L3">
        <text:list-item>
          <text:p text:style-name="P17">Logo</text:p>
        </text:list-item>
        <text:list-item>
          <text:p text:style-name="P17">typographie</text:p>
        </text:list-item>
        <text:list-item>
          <text:p text:style-name="P17">palette de couleurs</text:p>
        </text:list-item>
        <text:list-item>
          <text:p text:style-name="P17">emplacement des objets</text:p>
        </text:list-item>
        <text:list-item>
          <text:p text:style-name="P17">illustrations</text:p>
        </text:list-item>
        <text:list-item>
          <text:p text:style-name="P17">éléments de mise en forme </text:p>
        </text:list-item>
        <text:list-item>
          <text:p text:style-name="P17">formes et ligne</text:p>
        </text:list-item>
        <text:list-item>
          <text:p text:style-name="P17">…</text:p>
        </text:list-item>
      </text:list>
      <text:p text:style-name="P8"/>
      <text:p text:style-name="P8">→ <text:span text:style-name="T1">véhiculer une identité pour communiquer efficacement </text:span></text:p>
      <text:p text:style-name="P8"/>
      <text:list text:style-name="L4">
        <text:list-item>
          <text:p text:style-name="P18">clarté</text:p>
        </text:list-item>
        <text:list-item>
          <text:p text:style-name="P18">cohérence</text:p>
        </text:list-item>
        <text:list-item>
          <text:p text:style-name="P18">reconnaissable</text:p>
        </text:list-item>
      </text:list>
      <text:p text:style-name="P9"/>
      <text:p text:style-name="P9"/>
      <text:p text:style-name="P9"><text:soft-page-break/>3) efficacité</text:p>
      <text:p text:style-name="P9"/>
      <text:p text:style-name="P9">gagner du temps</text:p>
      <text:p text:style-name="P9"/>
      <text:p text:style-name="P10">ne pas consacrer trop de temps à la mise en forme au détriment du contenu.</text:p>
      <text:p text:style-name="P10"/>
      <text:p text:style-name="P10">Créer des modèles de documents à l’aide des <text:span text:style-name="T2">styles</text:span>, de la même manière qu’on conçoit une page <text:span text:style-name="T3">HTML</text:span>.</text:p>
      <text:p text:style-name="P10"/>
      <text:p text:style-name="P10"><text:span text:style-name="T3">Style </text:span>:</text:p>
      <text:p text:style-name="P10"/>
      <text:p text:style-name="P10">ensemble de propriétés ou d’attributs qu’on applique de façon répétée à certains objets du document.</text:p>
      <text:list text:style-name="L5">
        <text:list-item>
          <text:p text:style-name="P20">Paragraphes : corps de texte, titre, sous-titre, liste à puces</text:p>
        </text:list-item>
        <text:list-item>
          <text:p text:style-name="P20">Tableaux : couleur, taille des cellules, en-tête</text:p>
        </text:list-item>
        <text:list-item>
          <text:p text:style-name="P20">Schémas : flèche</text:p>
        </text:list-item>
      </text:list>
      <text:p text:style-name="P11"><text:span text:style-name="T4"/></text:p>
      <text:p text:style-name="P11"><text:span text:style-name="T4"/></text:p>
      <text:p text:style-name="P26">Séparer le fond de la forme</text:p>
      <text:list text:style-name="L6">
        <text:list-item>
          <text:p text:style-name="P21">tester les mise en forme différent</text:p>
        </text:list-item>
        <text:list-item>
          <text:p text:style-name="P21">modifier une mise en forme rapidement </text:p>
        </text:list-item>
        <text:list-item>
          <text:p text:style-name="P21">réutiliser une charte graphique</text:p>
        </text:list-item>
      </text:list>
      <text:p text:style-name="P22">-------------------------------------------------------------------------------------------------------</text:p>
      <text:p text:style-name="P23">quelles sont les règles de mise en forme de l’université </text:p>
      <text:p text:style-name="P12"><text:span text:style-name="T4"/></text:p>
      <text:p text:style-name="P27">Nommer correctement le fichier</text:p>
      <text:p text:style-name="P24">nommer un fichier : A2-Delpech Nicolas – com- titre du document </text:p>
      <text:p text:style-name="P13"><text:span text:style-name="T4"/></text:p>
      <text:p text:style-name="P27">Référencer son document</text:p>
      <text:p text:style-name="P24">- nom auteur</text:p>
      <text:p text:style-name="P24">- date<text:tab/><text:tab/><text:tab/><text:tab/>A répartir dans en tête et pied de page</text:p>
      <text:p text:style-name="P24">- institution</text:p>
      <text:p text:style-name="P24">- nombre de page</text:p>
      <text:p text:style-name="P13"><text:span text:style-name="T4"/></text:p>
      <text:p text:style-name="P13"><text:span text:style-name="T4">- il faut un tire<text:tab/><text:tab/></text:span><text:span text:style-name="T5">A mettre en valeur avec un style propre</text:span></text:p>
      <text:p text:style-name="P13"><text:span text:style-name="T5"/></text:p>
      <text:p text:style-name="P28">Établir des choix graphiques clairs et cohérents</text:p>
      <text:p text:style-name="P14"><text:span text:style-name="T4"/></text:p>
      <text:p text:style-name="P25">- couleurs définies et définitives</text:p>
      <text:p text:style-name="P14"><text:soft-page-break/><text:span text:style-name="T4">- Police définie et définitive</text:span></text:p>
      <text:p text:style-name="P25">- Style</text:p>
      <text:p text:style-name="P14"><text:span text:style-name="T4"/></text:p>
      <text:p text:style-name="P28">Respecter les règles de présentation</text:p>
      <text:p text:style-name="P14"><text:span text:style-name="T4"/></text:p>
      <text:p text:style-name="P25">marge – 2,5 cm</text:p>
      <text:p text:style-name="P14"><text:span text:style-name="T4"/></text:p>
      <text:p text:style-name="P25">disposition du contenu – Aligner à droite et à gauche (justifier)</text:p>
      <text:p text:style-name="P14"><text:span text:style-name="T4"/></text:p>
      <text:p text:style-name="P25">Interlignes – de 1,1 à 1,3</text:p>
      <text:p text:style-name="P14"><text:span text:style-name="T4"/></text:p>
      <text:p text:style-name="P25">Alinéas – Au début de chaque paragraphe </text:p>
      <text:p text:style-name="P14"><text:span text:style-name="T4"/></text:p>
      <text:p text:style-name="P25">Pagination – A droite en chiffres arabes</text:p>
      <text:p text:style-name="P14"><text:span text:style-name="T4"/></text:p>
      <text:p text:style-name="P25">Police – Sobriété taille 12</text:p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4:57:52.173000000</meta:creation-date>
    <dc:date>2024-01-24T13:41:37.523000000</dc:date>
    <meta:editing-duration>PT51M10S</meta:editing-duration>
    <meta:editing-cycles>13</meta:editing-cycles>
    <meta:generator>LibreOffice/7.6.1.2$Windows_X86_64 LibreOffice_project/f5defcebd022c5bc36bbb79be232cb6926d8f674</meta:generator>
    <meta:document-statistic meta:table-count="0" meta:image-count="0" meta:object-count="0" meta:page-count="3" meta:paragraph-count="61" meta:word-count="345" meta:character-count="2045" meta:non-whitespace-character-count="1762"/>
  </office:meta>
</office:document-meta>
</file>